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municación de efectos adversos</text:p>
      <text:p text:style-name="Preformatted_20_Text">Si experimenta cualquier tipo de efecto adverso, consulte a su médico o farmacéutico, incluso si se trata de posibles <text:s/>efectos adversos que no aparecen en este prospecto.</text:p>
      <text:p text:style-name="Preformatted_20_Text">Mediante la comunicación de efectos adversos usted puede contribuira proporcionar más información sobre la <text:s/>seguridad de este medicamento. “Ante cualquier inconveniente con el producto, el paciente puede llenarla ficha que esta en la pagina web de la ANMAT:</text:p>
      <text:p text:style-name="Preformatted_20_Text">https://]ww.argentina.gob.ar/anmat/farmacovigilancia/notificanos/pacientes</text:p>
      <text:p text:style-name="Preformatted_20_Text">o llamar a ANMAT responde 0800-333-1234”.</text:p>
      <text:p text:style-name="Preformatted_20_Text"/>
      <text:p text:style-name="Preformatted_20_Text">Sobredosificació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6" meta:word-count="77" meta:character-count="591" meta:non-whitespace-character-count="518"/>
    <meta:generator>LibreOffice/7.4.7.2$Linux_X86_64 LibreOffice_project/40$Build-2</meta:generator>
  </office:meta>
</office:document-meta>
</file>